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1.016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755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6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5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426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396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Sheet6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Sheet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Sheet8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  <table:table-row table:style-name="ro1" table:number-rows-repeated="3">
          <table:table-cell table:number-columns-repeated="8"/>
          <table:table-cell table:style-name="Default"/>
        </table:table-row>
        <table:table-row table:style-name="ro1">
          <table:table-cell table:number-columns-repeated="6"/>
          <table:table-cell table:formula="of:=MAX([.G2:.G30])" office:value-type="float" office:value="546.2" calcext:value-type="float">
            <text:p>546.2</text:p>
          </table:table-cell>
          <table:table-cell/>
          <table:table-cell table:style-name="Default"/>
        </table:table-row>
      </table:table>
      <table:table table:name="Sheet9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52599" calcext:value-type="float">
            <text:p>3.52599</text:p>
          </table:table-cell>
          <table:table-cell office:value-type="float" office:value="2413.82" calcext:value-type="float">
            <text:p>2413.82</text:p>
          </table:table-cell>
          <table:table-cell office:value-type="float" office:value="6.43849" calcext:value-type="float">
            <text:p>6.43849</text:p>
          </table:table-cell>
          <table:table-cell office:value-type="float" office:value="19.5" calcext:value-type="float">
            <text:p>19.5</text:p>
          </table:table-cell>
          <table:table-cell office:value-type="float" office:value="30018" calcext:value-type="float">
            <text:p>30018</text:p>
          </table:table-cell>
          <table:table-cell office:value-type="float" office:value="668.643" calcext:value-type="float">
            <text:p>668.643</text:p>
          </table:table-cell>
          <table:table-cell office:value-type="float" office:value="19.5" calcext:value-type="float">
            <text:p>19.5</text:p>
          </table:table-cell>
          <table:table-cell office:value-type="float" office:value="14.2312" calcext:value-type="float">
            <text:p>14.2312</text:p>
          </table:table-cell>
          <table:table-cell office:value-type="float" office:value="12.6" calcext:value-type="float">
            <text:p>12.6</text:p>
          </table:table-cell>
          <table:table-cell office:value-type="float" office:value="1.47611" calcext:value-type="float">
            <text:p>1.47611</text:p>
          </table:table-cell>
        </table:table-row>
        <table:table-row table:style-name="ro1">
          <table:table-cell office:value-type="float" office:value="34.7771" calcext:value-type="float">
            <text:p>34.7771</text:p>
          </table:table-cell>
          <table:table-cell office:value-type="float" office:value="10065.1" calcext:value-type="float">
            <text:p>10065.1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313.1" calcext:value-type="float">
            <text:p>313.1</text:p>
          </table:table-cell>
          <table:table-cell office:value-type="float" office:value="29724" calcext:value-type="float">
            <text:p>29724</text:p>
          </table:table-cell>
          <table:table-cell office:value-type="float" office:value="34221.3" calcext:value-type="float">
            <text:p>34221.3</text:p>
          </table:table-cell>
          <table:table-cell office:value-type="float" office:value="313.1" calcext:value-type="float">
            <text:p>313.1</text:p>
          </table:table-cell>
          <table:table-cell office:value-type="float" office:value="3598.97" calcext:value-type="float">
            <text:p>3598.97</text:p>
          </table:table-cell>
          <table:table-cell office:value-type="float" office:value="99.8" calcext:value-type="float">
            <text:p>99.8</text:p>
          </table:table-cell>
          <table:table-cell office:value-type="float" office:value="3.26336" calcext:value-type="float">
            <text:p>3.26336</text:p>
          </table:table-cell>
        </table:table-row>
        <table:table-row table:style-name="ro1">
          <table:table-cell office:value-type="float" office:value="3.13271" calcext:value-type="float">
            <text:p>3.13271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7.1129" calcext:value-type="float">
            <text:p>17.1129</text:p>
          </table:table-cell>
          <table:table-cell office:value-type="float" office:value="102.3" calcext:value-type="float">
            <text:p>102.3</text:p>
          </table:table-cell>
          <table:table-cell office:value-type="float" office:value="30122" calcext:value-type="float">
            <text:p>30122</text:p>
          </table:table-cell>
          <table:table-cell office:value-type="float" office:value="748.724" calcext:value-type="float">
            <text:p>748.724</text:p>
          </table:table-cell>
          <table:table-cell office:value-type="float" office:value="103.9" calcext:value-type="float">
            <text:p>103.9</text:p>
          </table:table-cell>
          <table:table-cell office:value-type="float" office:value="45.5385" calcext:value-type="float">
            <text:p>45.5385</text:p>
          </table:table-cell>
          <table:table-cell office:value-type="float" office:value="103.9" calcext:value-type="float">
            <text:p>103.9</text:p>
          </table:table-cell>
          <table:table-cell office:value-type="float" office:value="1.24784" calcext:value-type="float">
            <text:p>1.24784</text:p>
          </table:table-cell>
        </table:table-row>
        <table:table-row table:style-name="ro1">
          <table:table-cell office:value-type="float" office:value="86.2548" calcext:value-type="float">
            <text:p>86.2548</text:p>
          </table:table-cell>
          <table:table-cell office:value-type="float" office:value="27210.5" calcext:value-type="float">
            <text:p>27210.5</text:p>
          </table:table-cell>
          <table:table-cell office:value-type="float" office:value="1244.17" calcext:value-type="float">
            <text:p>1244.17</text:p>
          </table:table-cell>
          <table:table-cell office:value-type="float" office:value="453.2" calcext:value-type="float">
            <text:p>453.2</text:p>
          </table:table-cell>
          <table:table-cell office:value-type="float" office:value="30032" calcext:value-type="float">
            <text:p>30032</text:p>
          </table:table-cell>
          <table:table-cell office:value-type="float" office:value="2620.62" calcext:value-type="float">
            <text:p>2620.62</text:p>
          </table:table-cell>
          <table:table-cell office:value-type="float" office:value="453.2" calcext:value-type="float">
            <text:p>453.2</text:p>
          </table:table-cell>
          <table:table-cell office:value-type="float" office:value="2268.06" calcext:value-type="float">
            <text:p>2268.06</text:p>
          </table:table-cell>
          <table:table-cell office:value-type="float" office:value="325.5" calcext:value-type="float">
            <text:p>325.5</text:p>
          </table:table-cell>
          <table:table-cell office:value-type="float" office:value="7.26243" calcext:value-type="float">
            <text:p>7.26243</text:p>
          </table:table-cell>
        </table:table-row>
        <table:table-row table:style-name="ro1">
          <table:table-cell office:value-type="float" office:value="8.60247" calcext:value-type="float">
            <text:p>8.60247</text:p>
          </table:table-cell>
          <table:table-cell office:value-type="float" office:value="6275.71" calcext:value-type="float">
            <text:p>6275.71</text:p>
          </table:table-cell>
          <table:table-cell office:value-type="float" office:value="376.246" calcext:value-type="float">
            <text:p>376.246</text:p>
          </table:table-cell>
          <table:table-cell office:value-type="float" office:value="205.9" calcext:value-type="float">
            <text:p>205.9</text:p>
          </table:table-cell>
          <table:table-cell office:value-type="float" office:value="29802" calcext:value-type="float">
            <text:p>29802</text:p>
          </table:table-cell>
          <table:table-cell office:value-type="float" office:value="11963.2" calcext:value-type="float">
            <text:p>11963.2</text:p>
          </table:table-cell>
          <table:table-cell office:value-type="float" office:value="205.9" calcext:value-type="float">
            <text:p>205.9</text:p>
          </table:table-cell>
          <table:table-cell office:value-type="float" office:value="822.49" calcext:value-type="float">
            <text:p>822.49</text:p>
          </table:table-cell>
          <table:table-cell office:value-type="float" office:value="56.9" calcext:value-type="float">
            <text:p>56.9</text:p>
          </table:table-cell>
          <table:table-cell office:value-type="float" office:value="2.36807" calcext:value-type="float">
            <text:p>2.36807</text:p>
          </table:table-cell>
        </table:table-row>
        <table:table-row table:style-name="ro1">
          <table:table-cell office:value-type="float" office:value="11.401" calcext:value-type="float">
            <text:p>11.401</text:p>
          </table:table-cell>
          <table:table-cell office:value-type="float" office:value="4603.53" calcext:value-type="float">
            <text:p>4603.53</text:p>
          </table:table-cell>
          <table:table-cell office:value-type="float" office:value="132.853" calcext:value-type="float">
            <text:p>132.853</text:p>
          </table:table-cell>
          <table:table-cell office:value-type="float" office:value="53.5" calcext:value-type="float">
            <text:p>53.5</text:p>
          </table:table-cell>
          <table:table-cell office:value-type="float" office:value="29877" calcext:value-type="float">
            <text:p>29877</text:p>
          </table:table-cell>
          <table:table-cell office:value-type="float" office:value="4233.63" calcext:value-type="float">
            <text:p>4233.63</text:p>
          </table:table-cell>
          <table:table-cell office:value-type="float" office:value="53.5" calcext:value-type="float">
            <text:p>53.5</text:p>
          </table:table-cell>
          <table:table-cell office:value-type="float" office:value="329.712" calcext:value-type="float">
            <text:p>329.712</text:p>
          </table:table-cell>
          <table:table-cell office:value-type="float" office:value="33.8" calcext:value-type="float">
            <text:p>33.8</text:p>
          </table:table-cell>
          <table:table-cell office:value-type="float" office:value="1.82152" calcext:value-type="float">
            <text:p>1.82152</text:p>
          </table:table-cell>
        </table:table-row>
        <table:table-row table:style-name="ro1">
          <table:table-cell office:value-type="float" office:value="30.0867" calcext:value-type="float">
            <text:p>30.0867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3228.9" calcext:value-type="float">
            <text:p>3228.9</text:p>
          </table:table-cell>
          <table:table-cell office:value-type="float" office:value="543.4" calcext:value-type="float">
            <text:p>543.4</text:p>
          </table:table-cell>
          <table:table-cell office:value-type="float" office:value="29752" calcext:value-type="float">
            <text:p>29752</text:p>
          </table:table-cell>
          <table:table-cell office:value-type="float" office:value="55064.3" calcext:value-type="float">
            <text:p>55064.3</text:p>
          </table:table-cell>
          <table:table-cell office:value-type="float" office:value="543.4" calcext:value-type="float">
            <text:p>543.4</text:p>
          </table:table-cell>
          <table:table-cell office:value-type="float" office:value="6496.87" calcext:value-type="float">
            <text:p>6496.87</text:p>
          </table:table-cell>
          <table:table-cell office:value-type="float" office:value="94.2" calcext:value-type="float">
            <text:p>94.2</text:p>
          </table:table-cell>
          <table:table-cell office:value-type="float" office:value="1.22249" calcext:value-type="float">
            <text:p>1.22249</text:p>
          </table:table-cell>
        </table:table-row>
        <table:table-row table:style-name="ro1">
          <table:table-cell office:value-type="float" office:value="9.07834" calcext:value-type="float">
            <text:p>9.07834</text:p>
          </table:table-cell>
          <table:table-cell office:value-type="float" office:value="12015.6" calcext:value-type="float">
            <text:p>12015.6</text:p>
          </table:table-cell>
          <table:table-cell office:value-type="float" office:value="5.07709" calcext:value-type="float">
            <text:p>5.07709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602.743" calcext:value-type="float">
            <text:p>602.743</text:p>
          </table:table-cell>
          <table:table-cell office:value-type="float" office:value="12.6" calcext:value-type="float">
            <text:p>12.6</text:p>
          </table:table-cell>
          <table:table-cell office:value-type="float" office:value="8.5782" calcext:value-type="float">
            <text:p>8.5782</text:p>
          </table:table-cell>
          <table:table-cell office:value-type="float" office:value="5.8" calcext:value-type="float">
            <text:p>5.8</text:p>
          </table:table-cell>
          <table:table-cell office:value-type="float" office:value="3.72494" calcext:value-type="float">
            <text:p>3.72494</text:p>
          </table:table-cell>
        </table:table-row>
        <table:table-row table:style-name="ro1">
          <table:table-cell office:value-type="float" office:value="5.63191" calcext:value-type="float">
            <text:p>5.63191</text:p>
          </table:table-cell>
          <table:table-cell office:value-type="float" office:value="5818.98" calcext:value-type="float">
            <text:p>5818.98</text:p>
          </table:table-cell>
          <table:table-cell office:value-type="float" office:value="2.93376" calcext:value-type="float">
            <text:p>2.93376</text:p>
          </table:table-cell>
          <table:table-cell office:value-type="float" office:value="12.2" calcext:value-type="float">
            <text:p>12.2</text:p>
          </table:table-cell>
          <table:table-cell office:value-type="float" office:value="30111" calcext:value-type="float">
            <text:p>30111</text:p>
          </table:table-cell>
          <table:table-cell office:value-type="float" office:value="603.095" calcext:value-type="float">
            <text:p>603.095</text:p>
          </table:table-cell>
          <table:table-cell office:value-type="float" office:value="12.2" calcext:value-type="float">
            <text:p>12.2</text:p>
          </table:table-cell>
          <table:table-cell office:value-type="float" office:value="5.31077" calcext:value-type="float">
            <text:p>5.31077</text:p>
          </table:table-cell>
          <table:table-cell office:value-type="float" office:value="5.6" calcext:value-type="float">
            <text:p>5.6</text:p>
          </table:table-cell>
          <table:table-cell office:value-type="float" office:value="2.37983" calcext:value-type="float">
            <text:p>2.37983</text:p>
          </table:table-cell>
        </table:table-row>
        <table:table-row table:style-name="ro1">
          <table:table-cell office:value-type="float" office:value="6.37624" calcext:value-type="float">
            <text:p>6.37624</text:p>
          </table:table-cell>
          <table:table-cell office:value-type="float" office:value="7938.29" calcext:value-type="float">
            <text:p>7938.29</text:p>
          </table:table-cell>
          <table:table-cell office:value-type="float" office:value="3.64546" calcext:value-type="float">
            <text:p>3.64546</text:p>
          </table:table-cell>
          <table:table-cell office:value-type="float" office:value="12.3" calcext:value-type="float">
            <text:p>12.3</text:p>
          </table:table-cell>
          <table:table-cell office:value-type="float" office:value="30013" calcext:value-type="float">
            <text:p>30013</text:p>
          </table:table-cell>
          <table:table-cell office:value-type="float" office:value="610.599" calcext:value-type="float">
            <text:p>610.599</text:p>
          </table:table-cell>
          <table:table-cell office:value-type="float" office:value="12.3" calcext:value-type="float">
            <text:p>12.3</text:p>
          </table:table-cell>
          <table:table-cell office:value-type="float" office:value="6.36277" calcext:value-type="float">
            <text:p>6.36277</text:p>
          </table:table-cell>
          <table:table-cell office:value-type="float" office:value="5.7" calcext:value-type="float">
            <text:p>5.7</text:p>
          </table:table-cell>
          <table:table-cell office:value-type="float" office:value="3.0353" calcext:value-type="float">
            <text:p>3.0353</text:p>
          </table:table-cell>
        </table:table-row>
        <table:table-row table:style-name="ro1">
          <table:table-cell office:value-type="float" office:value="61.069" calcext:value-type="float">
            <text:p>61.069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447.221" calcext:value-type="float">
            <text:p>447.2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963" calcext:value-type="float">
            <text:p>29963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183.2" calcext:value-type="float">
            <text:p>183.2</text:p>
          </table:table-cell>
          <table:table-cell office:value-type="float" office:value="728.191" calcext:value-type="float">
            <text:p>728.191</text:p>
          </table:table-cell>
          <table:table-cell office:value-type="float" office:value="49.7" calcext:value-type="float">
            <text:p>49.7</text:p>
          </table:table-cell>
          <table:table-cell office:value-type="float" office:value="3.09226" calcext:value-type="float">
            <text:p>3.09226</text:p>
          </table:table-cell>
        </table:table-row>
        <table:table-row table:style-name="ro1">
          <table:table-cell office:value-type="float" office:value="3.28512" calcext:value-type="float">
            <text:p>3.28512</text:p>
          </table:table-cell>
          <table:table-cell office:value-type="float" office:value="19.8516" calcext:value-type="float">
            <text:p>19.8516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212.3" calcext:value-type="float">
            <text:p>212.3</text:p>
          </table:table-cell>
          <table:table-cell office:value-type="float" office:value="30164" calcext:value-type="float">
            <text:p>30164</text:p>
          </table:table-cell>
          <table:table-cell office:value-type="float" office:value="3637" calcext:value-type="float">
            <text:p>3637</text:p>
          </table:table-cell>
          <table:table-cell office:value-type="float" office:value="212.3" calcext:value-type="float">
            <text:p>212.3</text:p>
          </table:table-cell>
          <table:table-cell office:value-type="float" office:value="301.502" calcext:value-type="float">
            <text:p>301.502</text:p>
          </table:table-cell>
          <table:table-cell office:value-type="float" office:value="82.5" calcext:value-type="float">
            <text:p>82.5</text:p>
          </table:table-cell>
          <table:table-cell office:value-type="float" office:value="0.257645" calcext:value-type="float">
            <text:p>0.257645</text:p>
          </table:table-cell>
        </table:table-row>
        <table:table-row table:style-name="ro1">
          <table:table-cell office:value-type="float" office:value="20.363" calcext:value-type="float">
            <text:p>20.363</text:p>
          </table:table-cell>
          <table:table-cell office:value-type="float" office:value="3013.71" calcext:value-type="float">
            <text:p>3013.71</text:p>
          </table:table-cell>
          <table:table-cell office:value-type="float" office:value="2339.04" calcext:value-type="float">
            <text:p>2339.04</text:p>
          </table:table-cell>
          <table:table-cell office:value-type="float" office:value="233.7" calcext:value-type="float">
            <text:p>233.7</text:p>
          </table:table-cell>
          <table:table-cell office:value-type="float" office:value="29922" calcext:value-type="float">
            <text:p>29922</text:p>
          </table:table-cell>
          <table:table-cell office:value-type="float" office:value="96471.5" calcext:value-type="float">
            <text:p>96471.5</text:p>
          </table:table-cell>
          <table:table-cell office:value-type="float" office:value="233.7" calcext:value-type="float">
            <text:p>233.7</text:p>
          </table:table-cell>
          <table:table-cell office:value-type="float" office:value="4611.56" calcext:value-type="float">
            <text:p>4611.56</text:p>
          </table:table-cell>
          <table:table-cell office:value-type="float" office:value="195.3" calcext:value-type="float">
            <text:p>195.3</text:p>
          </table:table-cell>
          <table:table-cell office:value-type="float" office:value="1.58432" calcext:value-type="float">
            <text:p>1.58432</text:p>
          </table:table-cell>
        </table:table-row>
        <table:table-row table:style-name="ro1">
          <table:table-cell office:value-type="float" office:value="13.8492" calcext:value-type="float">
            <text:p>13.8492</text:p>
          </table:table-cell>
          <table:table-cell office:value-type="float" office:value="15058.1" calcext:value-type="float">
            <text:p>15058.1</text:p>
          </table:table-cell>
          <table:table-cell office:value-type="float" office:value="1486.23" calcext:value-type="float">
            <text:p>1486.23</text:p>
          </table:table-cell>
          <table:table-cell office:value-type="float" office:value="409.4" calcext:value-type="float">
            <text:p>409.4</text:p>
          </table:table-cell>
          <table:table-cell office:value-type="float" office:value="29806" calcext:value-type="float">
            <text:p>29806</text:p>
          </table:table-cell>
          <table:table-cell office:value-type="float" office:value="61053.1" calcext:value-type="float">
            <text:p>61053.1</text:p>
          </table:table-cell>
          <table:table-cell office:value-type="float" office:value="409.4" calcext:value-type="float">
            <text:p>409.4</text:p>
          </table:table-cell>
          <table:table-cell office:value-type="float" office:value="3473.53" calcext:value-type="float">
            <text:p>3473.53</text:p>
          </table:table-cell>
          <table:table-cell office:value-type="float" office:value="110.2" calcext:value-type="float">
            <text:p>110.2</text:p>
          </table:table-cell>
          <table:table-cell office:value-type="float" office:value="4.49469" calcext:value-type="float">
            <text:p>4.49469</text:p>
          </table:table-cell>
        </table:table-row>
      </table:table>
      <table:table table:name="Sheet10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3.34649" calcext:value-type="float">
            <text:p>3.34649</text:p>
          </table:table-cell>
          <table:table-cell office:value-type="float" office:value="2415.1" calcext:value-type="float">
            <text:p>2415.1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19.8" calcext:value-type="float">
            <text:p>19.8</text:p>
          </table:table-cell>
          <table:table-cell office:value-type="float" office:value="30018" calcext:value-type="float">
            <text:p>30018</text:p>
          </table:table-cell>
          <table:table-cell office:value-type="float" office:value="771.892" calcext:value-type="float">
            <text:p>771.892</text:p>
          </table:table-cell>
          <table:table-cell office:value-type="float" office:value="19.5" calcext:value-type="float">
            <text:p>19.5</text:p>
          </table:table-cell>
          <table:table-cell office:value-type="float" office:value="13.8988" calcext:value-type="float">
            <text:p>13.8988</text:p>
          </table:table-cell>
          <table:table-cell office:value-type="float" office:value="12.3" calcext:value-type="float">
            <text:p>12.3</text:p>
          </table:table-cell>
          <table:table-cell office:value-type="float" office:value="1.64973" calcext:value-type="float">
            <text:p>1.64973</text:p>
          </table:table-cell>
        </table:table-row>
        <table:table-row table:style-name="ro1">
          <table:table-cell office:value-type="float" office:value="28.2145" calcext:value-type="float">
            <text:p>28.2145</text:p>
          </table:table-cell>
          <table:table-cell office:value-type="float" office:value="10065.7" calcext:value-type="float">
            <text:p>10065.7</text:p>
          </table:table-cell>
          <table:table-cell office:value-type="float" office:value="1826.72" calcext:value-type="float">
            <text:p>1826.72</text:p>
          </table:table-cell>
          <table:table-cell office:value-type="float" office:value="312.5" calcext:value-type="float">
            <text:p>312.5</text:p>
          </table:table-cell>
          <table:table-cell office:value-type="float" office:value="29724" calcext:value-type="float">
            <text:p>29724</text:p>
          </table:table-cell>
          <table:table-cell office:value-type="float" office:value="81471.1" calcext:value-type="float">
            <text:p>81471.1</text:p>
          </table:table-cell>
          <table:table-cell office:value-type="float" office:value="311.6" calcext:value-type="float">
            <text:p>311.6</text:p>
          </table:table-cell>
          <table:table-cell office:value-type="float" office:value="3569.17" calcext:value-type="float">
            <text:p>3569.17</text:p>
          </table:table-cell>
          <table:table-cell office:value-type="float" office:value="106" calcext:value-type="float">
            <text:p>106</text:p>
          </table:table-cell>
          <table:table-cell office:value-type="float" office:value="3.4655" calcext:value-type="float">
            <text:p>3.4655</text:p>
          </table:table-cell>
        </table:table-row>
        <table:table-row table:style-name="ro1">
          <table:table-cell office:value-type="float" office:value="3.13165" calcext:value-type="float">
            <text:p>3.13165</text:p>
          </table:table-cell>
          <table:table-cell office:value-type="float" office:value="1227.8" calcext:value-type="float">
            <text:p>1227.8</text:p>
          </table:table-cell>
          <table:table-cell office:value-type="float" office:value="17.4586" calcext:value-type="float">
            <text:p>17.4586</text:p>
          </table:table-cell>
          <table:table-cell office:value-type="float" office:value="103.9" calcext:value-type="float">
            <text:p>103.9</text:p>
          </table:table-cell>
          <table:table-cell office:value-type="float" office:value="30122" calcext:value-type="float">
            <text:p>30122</text:p>
          </table:table-cell>
          <table:table-cell office:value-type="float" office:value="1219.97" calcext:value-type="float">
            <text:p>1219.97</text:p>
          </table:table-cell>
          <table:table-cell office:value-type="float" office:value="99" calcext:value-type="float">
            <text:p>99</text:p>
          </table:table-cell>
          <table:table-cell office:value-type="float" office:value="43.2291" calcext:value-type="float">
            <text:p>43.2291</text:p>
          </table:table-cell>
          <table:table-cell office:value-type="float" office:value="74.3" calcext:value-type="float">
            <text:p>74.3</text:p>
          </table:table-cell>
          <table:table-cell office:value-type="float" office:value="1.10868" calcext:value-type="float">
            <text:p>1.10868</text:p>
          </table:table-cell>
        </table:table-row>
        <table:table-row table:style-name="ro1">
          <table:table-cell office:value-type="float" office:value="86.9151" calcext:value-type="float">
            <text:p>86.9151</text:p>
          </table:table-cell>
          <table:table-cell office:value-type="float" office:value="27206.1" calcext:value-type="float">
            <text:p>27206.1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461.3" calcext:value-type="float">
            <text:p>461.3</text:p>
          </table:table-cell>
          <table:table-cell office:value-type="float" office:value="30032" calcext:value-type="float">
            <text:p>30032</text:p>
          </table:table-cell>
          <table:table-cell office:value-type="float" office:value="6474.79" calcext:value-type="float">
            <text:p>6474.79</text:p>
          </table:table-cell>
          <table:table-cell office:value-type="float" office:value="461.2" calcext:value-type="float">
            <text:p>461.2</text:p>
          </table:table-cell>
          <table:table-cell office:value-type="float" office:value="2291.42" calcext:value-type="float">
            <text:p>2291.42</text:p>
          </table:table-cell>
          <table:table-cell office:value-type="float" office:value="302.2" calcext:value-type="float">
            <text:p>302.2</text:p>
          </table:table-cell>
          <table:table-cell office:value-type="float" office:value="7.47866" calcext:value-type="float">
            <text:p>7.47866</text:p>
          </table:table-cell>
        </table:table-row>
        <table:table-row table:style-name="ro1">
          <table:table-cell office:value-type="float" office:value="8.63439" calcext:value-type="float">
            <text:p>8.63439</text:p>
          </table:table-cell>
          <table:table-cell office:value-type="float" office:value="6274" calcext:value-type="float">
            <text:p>6274</text:p>
          </table:table-cell>
          <table:table-cell office:value-type="float" office:value="380.815" calcext:value-type="float">
            <text:p>380.815</text:p>
          </table:table-cell>
          <table:table-cell office:value-type="float" office:value="207.5" calcext:value-type="float">
            <text:p>207.5</text:p>
          </table:table-cell>
          <table:table-cell office:value-type="float" office:value="29802" calcext:value-type="float">
            <text:p>29802</text:p>
          </table:table-cell>
          <table:table-cell office:value-type="float" office:value="28457.9" calcext:value-type="float">
            <text:p>28457.9</text:p>
          </table:table-cell>
          <table:table-cell office:value-type="float" office:value="206.2" calcext:value-type="float">
            <text:p>206.2</text:p>
          </table:table-cell>
          <table:table-cell office:value-type="float" office:value="805.549" calcext:value-type="float">
            <text:p>805.549</text:p>
          </table:table-cell>
          <table:table-cell office:value-type="float" office:value="62.6" calcext:value-type="float">
            <text:p>62.6</text:p>
          </table:table-cell>
          <table:table-cell office:value-type="float" office:value="2.25008" calcext:value-type="float">
            <text:p>2.25008</text:p>
          </table:table-cell>
        </table:table-row>
        <table:table-row table:style-name="ro1">
          <table:table-cell office:value-type="float" office:value="12.7359" calcext:value-type="float">
            <text:p>12.7359</text:p>
          </table:table-cell>
          <table:table-cell office:value-type="float" office:value="4603.17" calcext:value-type="float">
            <text:p>4603.17</text:p>
          </table:table-cell>
          <table:table-cell office:value-type="float" office:value="129.847" calcext:value-type="float">
            <text:p>129.847</text:p>
          </table:table-cell>
          <table:table-cell office:value-type="float" office:value="51" calcext:value-type="float">
            <text:p>51</text:p>
          </table:table-cell>
          <table:table-cell office:value-type="float" office:value="29877" calcext:value-type="float">
            <text:p>29877</text:p>
          </table:table-cell>
          <table:table-cell office:value-type="float" office:value="10540.2" calcext:value-type="float">
            <text:p>10540.2</text:p>
          </table:table-cell>
          <table:table-cell office:value-type="float" office:value="50.9" calcext:value-type="float">
            <text:p>50.9</text:p>
          </table:table-cell>
          <table:table-cell office:value-type="float" office:value="327.682" calcext:value-type="float">
            <text:p>327.682</text:p>
          </table:table-cell>
          <table:table-cell office:value-type="float" office:value="34.6" calcext:value-type="float">
            <text:p>34.6</text:p>
          </table:table-cell>
          <table:table-cell office:value-type="float" office:value="2.09645" calcext:value-type="float">
            <text:p>2.09645</text:p>
          </table:table-cell>
        </table:table-row>
        <table:table-row table:style-name="ro1">
          <table:table-cell office:value-type="float" office:value="29.9025" calcext:value-type="float">
            <text:p>29.9025</text:p>
          </table:table-cell>
          <table:table-cell office:value-type="float" office:value="1442.47" calcext:value-type="float">
            <text:p>1442.47</text:p>
          </table:table-cell>
          <table:table-cell office:value-type="float" office:value="3243.6" calcext:value-type="float">
            <text:p>3243.6</text:p>
          </table:table-cell>
          <table:table-cell office:value-type="float" office:value="540.4" calcext:value-type="float">
            <text:p>540.4</text:p>
          </table:table-cell>
          <table:table-cell office:value-type="float" office:value="29752" calcext:value-type="float">
            <text:p>29752</text:p>
          </table:table-cell>
          <table:table-cell office:value-type="float" office:value="138149" calcext:value-type="float">
            <text:p>138149</text:p>
          </table:table-cell>
          <table:table-cell office:value-type="float" office:value="540.1" calcext:value-type="float">
            <text:p>540.1</text:p>
          </table:table-cell>
          <table:table-cell office:value-type="float" office:value="6419.64" calcext:value-type="float">
            <text:p>6419.64</text:p>
          </table:table-cell>
          <table:table-cell office:value-type="float" office:value="97.8" calcext:value-type="float">
            <text:p>97.8</text:p>
          </table:table-cell>
          <table:table-cell office:value-type="float" office:value="1.19285" calcext:value-type="float">
            <text:p>1.19285</text:p>
          </table:table-cell>
        </table:table-row>
        <table:table-row table:style-name="ro1">
          <table:table-cell office:value-type="float" office:value="9.08083" calcext:value-type="float">
            <text:p>9.08083</text:p>
          </table:table-cell>
          <table:table-cell office:value-type="float" office:value="12013" calcext:value-type="float">
            <text:p>12013</text:p>
          </table:table-cell>
          <table:table-cell office:value-type="float" office:value="5.10445" calcext:value-type="float">
            <text:p>5.10445</text:p>
          </table:table-cell>
          <table:table-cell office:value-type="float" office:value="12.6" calcext:value-type="float">
            <text:p>12.6</text:p>
          </table:table-cell>
          <table:table-cell office:value-type="float" office:value="29819" calcext:value-type="float">
            <text:p>29819</text:p>
          </table:table-cell>
          <table:table-cell office:value-type="float" office:value="305.854" calcext:value-type="float">
            <text:p>305.854</text:p>
          </table:table-cell>
          <table:table-cell office:value-type="float" office:value="12.6" calcext:value-type="float">
            <text:p>12.6</text:p>
          </table:table-cell>
          <table:table-cell office:value-type="float" office:value="8.35081" calcext:value-type="float">
            <text:p>8.35081</text:p>
          </table:table-cell>
          <table:table-cell office:value-type="float" office:value="6.1" calcext:value-type="float">
            <text:p>6.1</text:p>
          </table:table-cell>
          <table:table-cell office:value-type="float" office:value="3.8477" calcext:value-type="float">
            <text:p>3.8477</text:p>
          </table:table-cell>
        </table:table-row>
        <table:table-row table:style-name="ro1">
          <table:table-cell office:value-type="float" office:value="5.14177" calcext:value-type="float">
            <text:p>5.14177</text:p>
          </table:table-cell>
          <table:table-cell office:value-type="float" office:value="5810.95" calcext:value-type="float">
            <text:p>5810.95</text:p>
          </table:table-cell>
          <table:table-cell office:value-type="float" office:value="2.94447" calcext:value-type="float">
            <text:p>2.94447</text:p>
          </table:table-cell>
          <table:table-cell office:value-type="float" office:value="12.5" calcext:value-type="float">
            <text:p>12.5</text:p>
          </table:table-cell>
          <table:table-cell office:value-type="float" office:value="30111" calcext:value-type="float">
            <text:p>30111</text:p>
          </table:table-cell>
          <table:table-cell office:value-type="float" office:value="308.389" calcext:value-type="float">
            <text:p>308.389</text:p>
          </table:table-cell>
          <table:table-cell office:value-type="float" office:value="12.5" calcext:value-type="float">
            <text:p>12.5</text:p>
          </table:table-cell>
          <table:table-cell office:value-type="float" office:value="5.29886" calcext:value-type="float">
            <text:p>5.29886</text:p>
          </table:table-cell>
          <table:table-cell office:value-type="float" office:value="5.7" calcext:value-type="float">
            <text:p>5.7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office:value-type="float" office:value="7.09538" calcext:value-type="float">
            <text:p>7.09538</text:p>
          </table:table-cell>
          <table:table-cell office:value-type="float" office:value="7934.27" calcext:value-type="float">
            <text:p>7934.27</text:p>
          </table:table-cell>
          <table:table-cell office:value-type="float" office:value="3.66284" calcext:value-type="float">
            <text:p>3.66284</text:p>
          </table:table-cell>
          <table:table-cell office:value-type="float" office:value="12.5" calcext:value-type="float">
            <text:p>12.5</text:p>
          </table:table-cell>
          <table:table-cell office:value-type="float" office:value="30013" calcext:value-type="float">
            <text:p>30013</text:p>
          </table:table-cell>
          <table:table-cell office:value-type="float" office:value="306.18" calcext:value-type="float">
            <text:p>306.18</text:p>
          </table:table-cell>
          <table:table-cell office:value-type="float" office:value="12.4" calcext:value-type="float">
            <text:p>12.4</text:p>
          </table:table-cell>
          <table:table-cell office:value-type="float" office:value="6.30992" calcext:value-type="float">
            <text:p>6.30992</text:p>
          </table:table-cell>
          <table:table-cell office:value-type="float" office:value="5.7" calcext:value-type="float">
            <text:p>5.7</text:p>
          </table:table-cell>
          <table:table-cell office:value-type="float" office:value="2.85315" calcext:value-type="float">
            <text:p>2.85315</text:p>
          </table:table-cell>
        </table:table-row>
        <table:table-row table:style-name="ro1">
          <table:table-cell office:value-type="float" office:value="60.7151" calcext:value-type="float">
            <text:p>60.7151</text:p>
          </table:table-cell>
          <table:table-cell office:value-type="float" office:value="9647.65" calcext:value-type="float">
            <text:p>9647.65</text:p>
          </table:table-cell>
          <table:table-cell office:value-type="float" office:value="448.655" calcext:value-type="float">
            <text:p>448.655</text:p>
          </table:table-cell>
          <table:table-cell office:value-type="float" office:value="180.8" calcext:value-type="float">
            <text:p>180.8</text:p>
          </table:table-cell>
          <table:table-cell office:value-type="float" office:value="29963" calcext:value-type="float">
            <text:p>29963</text:p>
          </table:table-cell>
          <table:table-cell office:value-type="float" office:value="5134.15" calcext:value-type="float">
            <text:p>5134.15</text:p>
          </table:table-cell>
          <table:table-cell office:value-type="float" office:value="180.7" calcext:value-type="float">
            <text:p>180.7</text:p>
          </table:table-cell>
          <table:table-cell office:value-type="float" office:value="716.658" calcext:value-type="float">
            <text:p>716.658</text:p>
          </table:table-cell>
          <table:table-cell office:value-type="float" office:value="49.2" calcext:value-type="float">
            <text:p>49.2</text:p>
          </table:table-cell>
          <table:table-cell office:value-type="float" office:value="3.18277" calcext:value-type="float">
            <text:p>3.18277</text:p>
          </table:table-cell>
        </table:table-row>
        <table:table-row table:style-name="ro1">
          <table:table-cell office:value-type="float" office:value="3.28664" calcext:value-type="float">
            <text:p>3.28664</text:p>
          </table:table-cell>
          <table:table-cell office:value-type="float" office:value="19.7359" calcext:value-type="float">
            <text:p>19.7359</text:p>
          </table:table-cell>
          <table:table-cell office:value-type="float" office:value="136.065" calcext:value-type="float">
            <text:p>136.065</text:p>
          </table:table-cell>
          <table:table-cell office:value-type="float" office:value="213.7" calcext:value-type="float">
            <text:p>213.7</text:p>
          </table:table-cell>
          <table:table-cell office:value-type="float" office:value="30164" calcext:value-type="float">
            <text:p>30164</text:p>
          </table:table-cell>
          <table:table-cell office:value-type="float" office:value="8629.41" calcext:value-type="float">
            <text:p>8629.41</text:p>
          </table:table-cell>
          <table:table-cell office:value-type="float" office:value="211.9" calcext:value-type="float">
            <text:p>211.9</text:p>
          </table:table-cell>
          <table:table-cell office:value-type="float" office:value="294.465" calcext:value-type="float">
            <text:p>294.465</text:p>
          </table:table-cell>
          <table:table-cell office:value-type="float" office:value="67.3" calcext:value-type="float">
            <text:p>67.3</text:p>
          </table:table-cell>
          <table:table-cell office:value-type="float" office:value="0.24223" calcext:value-type="float">
            <text:p>0.24223</text:p>
          </table:table-cell>
        </table:table-row>
        <table:table-row table:style-name="ro1">
          <table:table-cell office:value-type="float" office:value="16.8008" calcext:value-type="float">
            <text:p>16.8008</text:p>
          </table:table-cell>
          <table:table-cell office:value-type="float" office:value="3012.3" calcext:value-type="float">
            <text:p>3012.3</text:p>
          </table:table-cell>
          <table:table-cell office:value-type="float" office:value="2242.77" calcext:value-type="float">
            <text:p>2242.77</text:p>
          </table:table-cell>
          <table:table-cell office:value-type="float" office:value="236.4" calcext:value-type="float">
            <text:p>236.4</text:p>
          </table:table-cell>
          <table:table-cell office:value-type="float" office:value="29922" calcext:value-type="float">
            <text:p>29922</text:p>
          </table:table-cell>
          <table:table-cell office:value-type="float" office:value="230173" calcext:value-type="float">
            <text:p>230173</text:p>
          </table:table-cell>
          <table:table-cell office:value-type="float" office:value="235.9" calcext:value-type="float">
            <text:p>235.9</text:p>
          </table:table-cell>
          <table:table-cell office:value-type="float" office:value="4467.9" calcext:value-type="float">
            <text:p>4467.9</text:p>
          </table:table-cell>
          <table:table-cell office:value-type="float" office:value="160.1" calcext:value-type="float">
            <text:p>160.1</text:p>
          </table:table-cell>
          <table:table-cell office:value-type="float" office:value="1.56429" calcext:value-type="float">
            <text:p>1.56429</text:p>
          </table:table-cell>
        </table:table-row>
        <table:table-row table:style-name="ro1">
          <table:table-cell office:value-type="float" office:value="13.8805" calcext:value-type="float">
            <text:p>13.8805</text:p>
          </table:table-cell>
          <table:table-cell office:value-type="float" office:value="15054.6" calcext:value-type="float">
            <text:p>15054.6</text:p>
          </table:table-cell>
          <table:table-cell office:value-type="float" office:value="1499.43" calcext:value-type="float">
            <text:p>1499.43</text:p>
          </table:table-cell>
          <table:table-cell office:value-type="float" office:value="411.5" calcext:value-type="float">
            <text:p>411.5</text:p>
          </table:table-cell>
          <table:table-cell office:value-type="float" office:value="29806" calcext:value-type="float">
            <text:p>29806</text:p>
          </table:table-cell>
          <table:table-cell office:value-type="float" office:value="156354" calcext:value-type="float">
            <text:p>156354</text:p>
          </table:table-cell>
          <table:table-cell office:value-type="float" office:value="409.8" calcext:value-type="float">
            <text:p>409.8</text:p>
          </table:table-cell>
          <table:table-cell office:value-type="float" office:value="3444.95" calcext:value-type="float">
            <text:p>3444.95</text:p>
          </table:table-cell>
          <table:table-cell office:value-type="float" office:value="120.5" calcext:value-type="float">
            <text:p>120.5</text:p>
          </table:table-cell>
          <table:table-cell office:value-type="float" office:value="4.45565" calcext:value-type="float">
            <text:p>4.45565</text:p>
          </table:table-cell>
        </table:table-row>
      </table:table>
      <table:table table:name="Sheet11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  <table:table-row table:style-name="ro1">
          <table:table-cell office:value-type="float" office:value="2240.49" calcext:value-type="float">
            <text:p>2240.49</text:p>
          </table:table-cell>
          <table:table-cell office:value-type="float" office:value="2241.28" calcext:value-type="float">
            <text:p>2241.28</text:p>
          </table:table-cell>
          <table:table-cell office:value-type="float" office:value="2079.38" calcext:value-type="float">
            <text:p>2079.38</text:p>
          </table:table-cell>
          <table:table-cell office:value-type="float" office:value="2082.05" calcext:value-type="float">
            <text:p>2082.05</text:p>
          </table:table-cell>
          <table:table-cell office:value-type="float" office:value="2080.66" calcext:value-type="float">
            <text:p>2080.66</text:p>
          </table:table-cell>
          <table:table-cell office:value-type="float" office:value="2081.26" calcext:value-type="float">
            <text:p>2081.26</text:p>
          </table:table-cell>
          <table:table-cell office:value-type="float" office:value="750.185" calcext:value-type="float">
            <text:p>750.185</text:p>
          </table:table-cell>
          <table:table-cell office:value-type="float" office:value="314.744" calcext:value-type="float">
            <text:p>314.744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2148.68" calcext:value-type="float">
            <text:p>2148.68</text:p>
          </table:table-cell>
          <table:table-cell office:value-type="float" office:value="27974.3" calcext:value-type="float">
            <text:p>27974.3</text:p>
          </table:table-cell>
          <table:table-cell office:value-type="float" office:value="2316.81" calcext:value-type="float">
            <text:p>2316.81</text:p>
          </table:table-cell>
          <table:table-cell office:value-type="float" office:value="2260.71" calcext:value-type="float">
            <text:p>2260.71</text:p>
          </table:table-cell>
          <table:table-cell office:value-type="float" office:value="2261.2" calcext:value-type="float">
            <text:p>2261.2</text:p>
          </table:table-cell>
        </table:table-row>
        <table:table-row table:style-name="ro1">
          <table:table-cell office:value-type="float" office:value="3119.8" calcext:value-type="float">
            <text:p>3119.8</text:p>
          </table:table-cell>
          <table:table-cell office:value-type="float" office:value="3018.54" calcext:value-type="float">
            <text:p>3018.54</text:p>
          </table:table-cell>
          <table:table-cell office:value-type="float" office:value="28655.6" calcext:value-type="float">
            <text:p>28655.6</text:p>
          </table:table-cell>
          <table:table-cell office:value-type="float" office:value="28767.7" calcext:value-type="float">
            <text:p>28767.7</text:p>
          </table:table-cell>
          <table:table-cell office:value-type="float" office:value="28786.8" calcext:value-type="float">
            <text:p>28786.8</text:p>
          </table:table-cell>
          <table:table-cell office:value-type="float" office:value="28796" calcext:value-type="float">
            <text:p>28796</text:p>
          </table:table-cell>
          <table:table-cell office:value-type="float" office:value="28339.8" calcext:value-type="float">
            <text:p>28339.8</text:p>
          </table:table-cell>
          <table:table-cell office:value-type="float" office:value="28220.3" calcext:value-type="float">
            <text:p>28220.3</text:p>
          </table:table-cell>
          <table:table-cell office:value-type="float" office:value="28202.2" calcext:value-type="float">
            <text:p>28202.2</text:p>
          </table:table-cell>
          <table:table-cell office:value-type="float" office:value="28217.5" calcext:value-type="float">
            <text:p>28217.5</text:p>
          </table:table-cell>
          <table:table-cell office:value-type="float" office:value="26286.6" calcext:value-type="float">
            <text:p>26286.6</text:p>
          </table:table-cell>
          <table:table-cell office:value-type="float" office:value="455.936" calcext:value-type="float">
            <text:p>455.936</text:p>
          </table:table-cell>
          <table:table-cell office:value-type="float" office:value="976.57" calcext:value-type="float">
            <text:p>976.57</text:p>
          </table:table-cell>
          <table:table-cell office:value-type="float" office:value="1075.87" calcext:value-type="float">
            <text:p>1075.87</text:p>
          </table:table-cell>
          <table:table-cell office:value-type="float" office:value="3067.92" calcext:value-type="float">
            <text:p>3067.92</text:p>
          </table:table-cell>
        </table:table-row>
        <table:table-row table:style-name="ro1">
          <table:table-cell office:value-type="float" office:value="2043.92" calcext:value-type="float">
            <text:p>2043.92</text:p>
          </table:table-cell>
          <table:table-cell office:value-type="float" office:value="1943.6" calcext:value-type="float">
            <text:p>1943.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6.057" calcext:value-type="float">
            <text:p>166.057</text:p>
          </table:table-cell>
          <table:table-cell office:value-type="float" office:value="2139.66" calcext:value-type="float">
            <text:p>2139.66</text:p>
          </table:table-cell>
          <table:table-cell office:value-type="float" office:value="3215.12" calcext:value-type="float">
            <text:p>3215.12</text:p>
          </table:table-cell>
          <table:table-cell office:value-type="float" office:value="3225.36" calcext:value-type="float">
            <text:p>3225.36</text:p>
          </table:table-cell>
          <table:table-cell office:value-type="float" office:value="2324.22" calcext:value-type="float">
            <text:p>2324.22</text:p>
          </table:table-cell>
          <table:table-cell office:value-type="float" office:value="2360.92" calcext:value-type="float">
            <text:p>2360.92</text:p>
          </table:table-cell>
          <table:table-cell office:value-type="float" office:value="2487.92" calcext:value-type="float">
            <text:p>2487.92</text:p>
          </table:table-cell>
          <table:table-cell office:value-type="float" office:value="2403.99" calcext:value-type="float">
            <text:p>2403.99</text:p>
          </table:table-cell>
          <table:table-cell office:value-type="float" office:value="2275.25" calcext:value-type="float">
            <text:p>2275.25</text:p>
          </table:table-cell>
          <table:table-cell office:value-type="float" office:value="2257.18" calcext:value-type="float">
            <text:p>2257.18</text:p>
          </table:table-cell>
          <table:table-cell office:value-type="float" office:value="2241.59" calcext:value-type="float">
            <text:p>2241.59</text:p>
          </table:table-cell>
          <table:table-cell office:value-type="float" office:value="2043.62" calcext:value-type="float">
            <text:p>2043.62</text:p>
          </table:table-cell>
        </table:table-row>
        <table:table-row table:style-name="ro1">
          <table:table-cell office:value-type="float" office:value="3371.51" calcext:value-type="float">
            <text:p>3371.51</text:p>
          </table:table-cell>
          <table:table-cell office:value-type="float" office:value="3390.02" calcext:value-type="float">
            <text:p>3390.02</text:p>
          </table:table-cell>
          <table:table-cell office:value-type="float" office:value="3385.92" calcext:value-type="float">
            <text:p>3385.92</text:p>
          </table:table-cell>
          <table:table-cell office:value-type="float" office:value="3371.34" calcext:value-type="float">
            <text:p>3371.34</text:p>
          </table:table-cell>
          <table:table-cell office:value-type="float" office:value="1791.41" calcext:value-type="float">
            <text:p>1791.41</text:p>
          </table:table-cell>
          <table:table-cell office:value-type="float" office:value="707.639" calcext:value-type="float">
            <text:p>707.639</text:p>
          </table:table-cell>
          <table:table-cell office:value-type="float" office:value="716.57" calcext:value-type="float">
            <text:p>716.57</text:p>
          </table:table-cell>
          <table:table-cell office:value-type="float" office:value="2094.4" calcext:value-type="float">
            <text:p>2094.4</text:p>
          </table:table-cell>
          <table:table-cell office:value-type="float" office:value="4109.03" calcext:value-type="float">
            <text:p>4109.03</text:p>
          </table:table-cell>
          <table:table-cell office:value-type="float" office:value="8821.86" calcext:value-type="float">
            <text:p>8821.86</text:p>
          </table:table-cell>
          <table:table-cell office:value-type="float" office:value="8870.19" calcext:value-type="float">
            <text:p>8870.19</text:p>
          </table:table-cell>
          <table:table-cell office:value-type="float" office:value="8875.56" calcext:value-type="float">
            <text:p>8875.56</text:p>
          </table:table-cell>
          <table:table-cell office:value-type="float" office:value="5166.83" calcext:value-type="float">
            <text:p>5166.83</text:p>
          </table:table-cell>
          <table:table-cell office:value-type="float" office:value="5154.37" calcext:value-type="float">
            <text:p>5154.37</text:p>
          </table:table-cell>
          <table:table-cell office:value-type="float" office:value="3362.23" calcext:value-type="float">
            <text:p>3362.23</text:p>
          </table:table-cell>
        </table:table-row>
        <table:table-row table:style-name="ro1">
          <table:table-cell office:value-type="float" office:value="3586.76" calcext:value-type="float">
            <text:p>3586.76</text:p>
          </table:table-cell>
          <table:table-cell office:value-type="float" office:value="3611.94" calcext:value-type="float">
            <text:p>3611.94</text:p>
          </table:table-cell>
          <table:table-cell office:value-type="float" office:value="7318.98" calcext:value-type="float">
            <text:p>7318.98</text:p>
          </table:table-cell>
          <table:table-cell office:value-type="float" office:value="7395.3" calcext:value-type="float">
            <text:p>7395.3</text:p>
          </table:table-cell>
          <table:table-cell office:value-type="float" office:value="6977.07" calcext:value-type="float">
            <text:p>6977.07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985.74" calcext:value-type="float">
            <text:p>6985.74</text:p>
          </table:table-cell>
          <table:table-cell office:value-type="float" office:value="6987.2" calcext:value-type="float">
            <text:p>6987.2</text:p>
          </table:table-cell>
          <table:table-cell office:value-type="float" office:value="5307" calcext:value-type="float">
            <text:p>5307</text:p>
          </table:table-cell>
          <table:table-cell office:value-type="float" office:value="469.576" calcext:value-type="float">
            <text:p>469.576</text:p>
          </table:table-cell>
          <table:table-cell office:value-type="float" office:value="410.836" calcext:value-type="float">
            <text:p>410.836</text:p>
          </table:table-cell>
          <table:table-cell office:value-type="float" office:value="399.01" calcext:value-type="float">
            <text:p>399.01</text:p>
          </table:table-cell>
          <table:table-cell office:value-type="float" office:value="2491.12" calcext:value-type="float">
            <text:p>2491.12</text:p>
          </table:table-cell>
          <table:table-cell office:value-type="float" office:value="3547.87" calcext:value-type="float">
            <text:p>3547.87</text:p>
          </table:table-cell>
          <table:table-cell office:value-type="float" office:value="3554.78" calcext:value-type="float">
            <text:p>3554.78</text:p>
          </table:table-cell>
        </table:table-row>
        <table:table-row table:style-name="ro1">
          <table:table-cell office:value-type="float" office:value="389.411" calcext:value-type="float">
            <text:p>389.411</text:p>
          </table:table-cell>
          <table:table-cell office:value-type="float" office:value="413.535" calcext:value-type="float">
            <text:p>413.535</text:p>
          </table:table-cell>
          <table:table-cell office:value-type="float" office:value="2602.99" calcext:value-type="float">
            <text:p>2602.99</text:p>
          </table:table-cell>
          <table:table-cell office:value-type="float" office:value="29617.8" calcext:value-type="float">
            <text:p>29617.8</text:p>
          </table:table-cell>
          <table:table-cell office:value-type="float" office:value="29484.4" calcext:value-type="float">
            <text:p>29484.4</text:p>
          </table:table-cell>
          <table:table-cell office:value-type="float" office:value="29481" calcext:value-type="float">
            <text:p>29481</text:p>
          </table:table-cell>
          <table:table-cell office:value-type="float" office:value="28800.3" calcext:value-type="float">
            <text:p>28800.3</text:p>
          </table:table-cell>
          <table:table-cell office:value-type="float" office:value="3937.65" calcext:value-type="float">
            <text:p>3937.65</text:p>
          </table:table-cell>
          <table:table-cell office:value-type="float" office:value="3598.1" calcext:value-type="float">
            <text:p>3598.1</text:p>
          </table:table-cell>
          <table:table-cell office:value-type="float" office:value="3594.92" calcext:value-type="float">
            <text:p>3594.92</text:p>
          </table:table-cell>
          <table:table-cell office:value-type="float" office:value="3529" calcext:value-type="float">
            <text:p>3529</text:p>
          </table:table-cell>
          <table:table-cell office:value-type="float" office:value="3109.63" calcext:value-type="float">
            <text:p>3109.63</text:p>
          </table:table-cell>
          <table:table-cell office:value-type="float" office:value="1228.11" calcext:value-type="float">
            <text:p>1228.11</text:p>
          </table:table-cell>
          <table:table-cell office:value-type="float" office:value="370.334" calcext:value-type="float">
            <text:p>370.334</text:p>
          </table:table-cell>
          <table:table-cell office:value-type="float" office:value="386.228" calcext:value-type="float">
            <text:p>386.228</text:p>
          </table:table-cell>
        </table:table-row>
        <table:table-row table:style-name="ro1">
          <table:table-cell office:value-type="float" office:value="29085.8" calcext:value-type="float">
            <text:p>29085.8</text:p>
          </table:table-cell>
          <table:table-cell office:value-type="float" office:value="29448.3" calcext:value-type="float">
            <text:p>29448.3</text:p>
          </table:table-cell>
          <table:table-cell office:value-type="float" office:value="27624.2" calcext:value-type="float">
            <text:p>27624.2</text:p>
          </table:table-cell>
          <table:table-cell office:value-type="float" office:value="1378.27" calcext:value-type="float">
            <text:p>1378.27</text:p>
          </table:table-cell>
          <table:table-cell office:value-type="float" office:value="1331.18" calcext:value-type="float">
            <text:p>1331.18</text:p>
          </table:table-cell>
          <table:table-cell office:value-type="float" office:value="1296.87" calcext:value-type="float">
            <text:p>1296.87</text:p>
          </table:table-cell>
          <table:table-cell office:value-type="float" office:value="3249.78" calcext:value-type="float">
            <text:p>3249.78</text:p>
          </table:table-cell>
          <table:table-cell office:value-type="float" office:value="2133.53" calcext:value-type="float">
            <text:p>2133.53</text:p>
          </table:table-cell>
          <table:table-cell office:value-type="float" office:value="2350.49" calcext:value-type="float">
            <text:p>2350.49</text:p>
          </table:table-cell>
          <table:table-cell office:value-type="float" office:value="2373.77" calcext:value-type="float">
            <text:p>2373.77</text:p>
          </table:table-cell>
          <table:table-cell office:value-type="float" office:value="2420.61" calcext:value-type="float">
            <text:p>2420.61</text:p>
          </table:table-cell>
          <table:table-cell office:value-type="float" office:value="2399.17" calcext:value-type="float">
            <text:p>2399.17</text:p>
          </table:table-cell>
          <table:table-cell office:value-type="float" office:value="29379" calcext:value-type="float">
            <text:p>29379</text:p>
          </table:table-cell>
          <table:table-cell office:value-type="float" office:value="29220.3" calcext:value-type="float">
            <text:p>29220.3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float" office:value="2843.57" calcext:value-type="float">
            <text:p>2843.57</text:p>
          </table:table-cell>
          <table:table-cell office:value-type="float" office:value="2823.98" calcext:value-type="float">
            <text:p>2823.98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2023.19" calcext:value-type="float">
            <text:p>2023.19</text:p>
          </table:table-cell>
          <table:table-cell office:value-type="float" office:value="2022.6" calcext:value-type="float">
            <text:p>2022.6</text:p>
          </table:table-cell>
          <table:table-cell office:value-type="float" office:value="2022.08" calcext:value-type="float">
            <text:p>2022.08</text:p>
          </table:table-cell>
          <table:table-cell office:value-type="float" office:value="421.578" calcext:value-type="float">
            <text:p>421.578</text:p>
          </table:table-cell>
          <table:table-cell office:value-type="float" office:value="395.943" calcext:value-type="float">
            <text:p>395.943</text:p>
          </table:table-cell>
          <table:table-cell office:value-type="float" office:value="393.05" calcext:value-type="float">
            <text:p>393.05</text:p>
          </table:table-cell>
          <table:table-cell office:value-type="float" office:value="392.796" calcext:value-type="float">
            <text:p>392.796</text:p>
          </table:table-cell>
          <table:table-cell office:value-type="float" office:value="2399.82" calcext:value-type="float">
            <text:p>2399.82</text:p>
          </table:table-cell>
          <table:table-cell office:value-type="float" office:value="2434.79" calcext:value-type="float">
            <text:p>2434.79</text:p>
          </table:table-cell>
          <table:table-cell office:value-type="float" office:value="2852.7" calcext:value-type="float">
            <text:p>2852.7</text:p>
          </table:table-cell>
          <table:table-cell office:value-type="float" office:value="2845.25" calcext:value-type="float">
            <text:p>2845.25</text:p>
          </table:table-cell>
          <table:table-cell office:value-type="float" office:value="2843.6" calcext:value-type="float">
            <text:p>2843.6</text:p>
          </table:table-cell>
        </table:table-row>
        <table:table-row table:style-name="ro1">
          <table:table-cell office:value-type="float" office:value="2534.6" calcext:value-type="float">
            <text:p>2534.6</text:p>
          </table:table-cell>
          <table:table-cell office:value-type="float" office:value="2567.47" calcext:value-type="float">
            <text:p>2567.47</text:p>
          </table:table-cell>
          <table:table-cell office:value-type="float" office:value="2434.26" calcext:value-type="float">
            <text:p>2434.26</text:p>
          </table:table-cell>
          <table:table-cell office:value-type="float" office:value="2430.71" calcext:value-type="float">
            <text:p>2430.71</text:p>
          </table:table-cell>
          <table:table-cell office:value-type="float" office:value="2434.5" calcext:value-type="float">
            <text:p>2434.5</text:p>
          </table:table-cell>
          <table:table-cell office:value-type="float" office:value="2429.79" calcext:value-type="float">
            <text:p>2429.79</text:p>
          </table:table-cell>
          <table:table-cell office:value-type="float" office:value="2041.69" calcext:value-type="float">
            <text:p>2041.69</text:p>
          </table:table-cell>
          <table:table-cell office:value-type="float" office:value="2043.37" calcext:value-type="float">
            <text:p>2043.37</text:p>
          </table:table-cell>
          <table:table-cell office:value-type="float" office:value="2043.12" calcext:value-type="float">
            <text:p>2043.12</text:p>
          </table:table-cell>
          <table:table-cell office:value-type="float" office:value="2049.58" calcext:value-type="float">
            <text:p>2049.58</text:p>
          </table:table-cell>
          <table:table-cell office:value-type="float" office:value="574.138" calcext:value-type="float">
            <text:p>574.138</text:p>
          </table:table-cell>
          <table:table-cell office:value-type="float" office:value="537.62" calcext:value-type="float">
            <text:p>537.62</text:p>
          </table:table-cell>
          <table:table-cell office:value-type="float" office:value="534.674" calcext:value-type="float">
            <text:p>534.674</text:p>
          </table:table-cell>
          <table:table-cell office:value-type="float" office:value="533.189" calcext:value-type="float">
            <text:p>533.189</text:p>
          </table:table-cell>
          <table:table-cell office:value-type="float" office:value="2532.26" calcext:value-type="float">
            <text:p>2532.26</text:p>
          </table:table-cell>
        </table:table-row>
        <table:table-row table:style-name="ro1">
          <table:table-cell office:value-type="float" office:value="735.862" calcext:value-type="float">
            <text:p>735.862</text:p>
          </table:table-cell>
          <table:table-cell office:value-type="float" office:value="690.752" calcext:value-type="float">
            <text:p>690.752</text:p>
          </table:table-cell>
          <table:table-cell office:value-type="float" office:value="694.256" calcext:value-type="float">
            <text:p>694.256</text:p>
          </table:table-cell>
          <table:table-cell office:value-type="float" office:value="700.45" calcext:value-type="float">
            <text:p>700.45</text:p>
          </table:table-cell>
          <table:table-cell office:value-type="float" office:value="2697.42" calcext:value-type="float">
            <text:p>2697.42</text:p>
          </table:table-cell>
          <table:table-cell office:value-type="float" office:value="3261.35" calcext:value-type="float">
            <text:p>3261.35</text:p>
          </table:table-cell>
          <table:table-cell office:value-type="float" office:value="3262.09" calcext:value-type="float">
            <text:p>3262.09</text:p>
          </table:table-cell>
          <table:table-cell office:value-type="float" office:value="3155.07" calcext:value-type="float">
            <text:p>3155.07</text:p>
          </table:table-cell>
          <table:table-cell office:value-type="float" office:value="3155.03" calcext:value-type="float">
            <text:p>3155.03</text:p>
          </table:table-cell>
          <table:table-cell office:value-type="float" office:value="3187.07" calcext:value-type="float">
            <text:p>3187.07</text:p>
          </table:table-cell>
          <table:table-cell office:value-type="float" office:value="2653.18" calcext:value-type="float">
            <text:p>2653.18</text:p>
          </table:table-cell>
          <table:table-cell office:value-type="float" office:value="2646.64" calcext:value-type="float">
            <text:p>2646.64</text:p>
          </table:table-cell>
          <table:table-cell office:value-type="float" office:value="2112.16" calcext:value-type="float">
            <text:p>2112.16</text:p>
          </table:table-cell>
          <table:table-cell office:value-type="float" office:value="2115.69" calcext:value-type="float">
            <text:p>2115.69</text:p>
          </table:table-cell>
          <table:table-cell office:value-type="float" office:value="742.277" calcext:value-type="float">
            <text:p>742.277</text:p>
          </table:table-cell>
        </table:table-row>
        <table:table-row table:style-name="ro1">
          <table:table-cell office:value-type="float" office:value="6154.7" calcext:value-type="float">
            <text:p>6154.7</text:p>
          </table:table-cell>
          <table:table-cell office:value-type="float" office:value="6123.84" calcext:value-type="float">
            <text:p>6123.84</text:p>
          </table:table-cell>
          <table:table-cell office:value-type="float" office:value="2692.58" calcext:value-type="float">
            <text:p>2692.58</text:p>
          </table:table-cell>
          <table:table-cell office:value-type="float" office:value="2620.07" calcext:value-type="float">
            <text:p>2620.07</text:p>
          </table:table-cell>
          <table:table-cell office:value-type="float" office:value="619.591" calcext:value-type="float">
            <text:p>619.591</text:p>
          </table:table-cell>
          <table:table-cell office:value-type="float" office:value="69.7592" calcext:value-type="float">
            <text:p>69.7592</text:p>
          </table:table-cell>
          <table:table-cell office:value-type="float" office:value="107.101" calcext:value-type="float">
            <text:p>107.101</text:p>
          </table:table-cell>
          <table:table-cell office:value-type="float" office:value="107.334" calcext:value-type="float">
            <text:p>107.334</text:p>
          </table:table-cell>
          <table:table-cell office:value-type="float" office:value="2104.77" calcext:value-type="float">
            <text:p>2104.77</text:p>
          </table:table-cell>
          <table:table-cell office:value-type="float" office:value="6512" calcext:value-type="float">
            <text:p>6512</text:p>
          </table:table-cell>
          <table:table-cell office:value-type="float" office:value="6266.61" calcext:value-type="float">
            <text:p>6266.61</text:p>
          </table:table-cell>
          <table:table-cell office:value-type="float" office:value="6231.69" calcext:value-type="float">
            <text:p>6231.69</text:p>
          </table:table-cell>
          <table:table-cell office:value-type="float" office:value="6904.97" calcext:value-type="float">
            <text:p>6904.97</text:p>
          </table:table-cell>
          <table:table-cell office:value-type="float" office:value="6920.05" calcext:value-type="float">
            <text:p>6920.05</text:p>
          </table:table-cell>
          <table:table-cell office:value-type="float" office:value="6295.64" calcext:value-type="float">
            <text:p>6295.64</text:p>
          </table:table-cell>
        </table:table-row>
        <table:table-row table:style-name="ro1">
          <table:table-cell office:value-type="float" office:value="116120" calcext:value-type="float">
            <text:p>116120</text:p>
          </table:table-cell>
          <table:table-cell office:value-type="float" office:value="116077" calcext:value-type="float">
            <text:p>116077</text:p>
          </table:table-cell>
          <table:table-cell office:value-type="float" office:value="116051" calcext:value-type="float">
            <text:p>116051</text:p>
          </table:table-cell>
          <table:table-cell office:value-type="float" office:value="116067" calcext:value-type="float">
            <text:p>116067</text:p>
          </table:table-cell>
          <table:table-cell office:value-type="float" office:value="116113" calcext:value-type="float">
            <text:p>116113</text:p>
          </table:table-cell>
          <table:table-cell office:value-type="float" office:value="116988" calcext:value-type="float">
            <text:p>116988</text:p>
          </table:table-cell>
          <table:table-cell office:value-type="float" office:value="116699" calcext:value-type="float">
            <text:p>116699</text:p>
          </table:table-cell>
          <table:table-cell office:value-type="float" office:value="6737.82" calcext:value-type="float">
            <text:p>6737.82</text:p>
          </table:table-cell>
          <table:table-cell office:value-type="float" office:value="4507.45" calcext:value-type="float">
            <text:p>4507.45</text:p>
          </table:table-cell>
          <table:table-cell office:value-type="float" office:value="788.202" calcext:value-type="float">
            <text:p>788.202</text:p>
          </table:table-cell>
          <table:table-cell office:value-type="float" office:value="900.402" calcext:value-type="float">
            <text:p>900.402</text:p>
          </table:table-cell>
          <table:table-cell office:value-type="float" office:value="450.626" calcext:value-type="float">
            <text:p>450.626</text:p>
          </table:table-cell>
          <table:table-cell office:value-type="float" office:value="2411.26" calcext:value-type="float">
            <text:p>2411.26</text:p>
          </table:table-cell>
          <table:table-cell office:value-type="float" office:value="116084" calcext:value-type="float">
            <text:p>116084</text:p>
          </table:table-cell>
          <table:table-cell office:value-type="float" office:value="116208" calcext:value-type="float">
            <text:p>116208</text:p>
          </table:table-cell>
        </table:table-row>
        <table:table-row table:style-name="ro1">
          <table:table-cell office:value-type="float" office:value="1409.67" calcext:value-type="float">
            <text:p>1409.67</text:p>
          </table:table-cell>
          <table:table-cell office:value-type="float" office:value="1529.74" calcext:value-type="float">
            <text:p>1529.74</text:p>
          </table:table-cell>
          <table:table-cell office:value-type="float" office:value="3519.29" calcext:value-type="float">
            <text:p>3519.29</text:p>
          </table:table-cell>
          <table:table-cell office:value-type="float" office:value="37025.4" calcext:value-type="float">
            <text:p>37025.4</text:p>
          </table:table-cell>
          <table:table-cell office:value-type="float" office:value="37172.5" calcext:value-type="float">
            <text:p>37172.5</text:p>
          </table:table-cell>
          <table:table-cell office:value-type="float" office:value="37194.8" calcext:value-type="float">
            <text:p>37194.8</text:p>
          </table:table-cell>
          <table:table-cell office:value-type="float" office:value="37256.2" calcext:value-type="float">
            <text:p>37256.2</text:p>
          </table:table-cell>
          <table:table-cell office:value-type="float" office:value="36724.8" calcext:value-type="float">
            <text:p>36724.8</text:p>
          </table:table-cell>
          <table:table-cell office:value-type="float" office:value="36480.2" calcext:value-type="float">
            <text:p>36480.2</text:p>
          </table:table-cell>
          <table:table-cell office:value-type="float" office:value="36326.1" calcext:value-type="float">
            <text:p>36326.1</text:p>
          </table:table-cell>
          <table:table-cell office:value-type="float" office:value="36352" calcext:value-type="float">
            <text:p>36352</text:p>
          </table:table-cell>
          <table:table-cell office:value-type="float" office:value="36315.9" calcext:value-type="float">
            <text:p>36315.9</text:p>
          </table:table-cell>
          <table:table-cell office:value-type="float" office:value="115185" calcext:value-type="float">
            <text:p>115185</text:p>
          </table:table-cell>
          <table:table-cell office:value-type="float" office:value="1536.08" calcext:value-type="float">
            <text:p>1536.08</text:p>
          </table:table-cell>
          <table:table-cell office:value-type="float" office:value="1408.51" calcext:value-type="float">
            <text:p>1408.51</text:p>
          </table:table-cell>
        </table:table-row>
        <table:table-row table:style-name="ro1">
          <table:table-cell office:value-type="float" office:value="269.333" calcext:value-type="float">
            <text:p>269.333</text:p>
          </table:table-cell>
          <table:table-cell office:value-type="float" office:value="19870.7" calcext:value-type="float">
            <text:p>19870.7</text:p>
          </table:table-cell>
          <table:table-cell office:value-type="float" office:value="338804" calcext:value-type="float">
            <text:p>338804</text:p>
          </table:table-cell>
          <table:table-cell office:value-type="float" office:value="1289.33" calcext:value-type="float">
            <text:p>1289.33</text:p>
          </table:table-cell>
          <table:table-cell table:number-columns-repeated="2" office:value-type="float" office:value="269.333" calcext:value-type="float">
            <text:p>269.333</text:p>
          </table:table-cell>
          <table:table-cell office:value-type="float" office:value="2299.04" calcext:value-type="float">
            <text:p>2299.04</text:p>
          </table:table-cell>
          <table:table-cell office:value-type="float" office:value="72.6667" calcext:value-type="float">
            <text:p>72.6667</text:p>
          </table:table-cell>
          <table:table-cell office:value-type="float" office:value="70.6667" calcext:value-type="float">
            <text:p>70.6667</text:p>
          </table:table-cell>
          <table:table-cell office:value-type="float" office:value="2.89952" calcext:value-type="float">
            <text:p>2.89952</text:p>
          </table:table-cell>
          <table:table-cell office:value-type="float" office:value="2.8854" calcext:value-type="float">
            <text:p>2.8854</text:p>
          </table:table-cell>
          <table:table-cell office:value-type="float" office:value="9.3372" calcext:value-type="float">
            <text:p>9.3372</text:p>
          </table:table-cell>
          <table:table-cell office:value-type="float" office:value="10027.7" calcext:value-type="float">
            <text:p>10027.7</text:p>
          </table:table-cell>
          <table:table-cell office:value-type="float" office:value="946.02" calcext:value-type="float">
            <text:p>946.02</text:p>
          </table:table-cell>
          <table:table-cell office:value-type="float" office:value="269.333" calcext:value-type="float">
            <text:p>269.333</text:p>
          </table:table-cell>
        </table:table-row>
      </table:table>
      <table:table table:name="Sheet12" table:style-name="ta1"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Min Max Colouring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cremental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Propagation Time</text:p>
          </table:table-cell>
          <table:table-cell office:value-type="string" calcext:value-type="string">
            <text:p>Max Colour</text:p>
          </table:table-cell>
          <table:table-cell office:value-type="string" calcext:value-type="string">
            <text:p>Max Colour New</text:p>
          </table:table-cell>
          <table:table-cell office:value-type="string" calcext:value-type="string">
            <text:p>Colour Transfer</text:p>
          </table:table-cell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A1:Sheet2.C4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Sheet3.G29:Sheet3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0:44:21.932799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5-01T21:13:30.558800434</dc:date>
    <meta:editing-duration>P1DT3H44M13S</meta:editing-duration>
    <meta:editing-cycles>14</meta:editing-cycles>
    <meta:generator>LibreOffice/4.2.8.2$Linux_X86_64 LibreOffice_project/420m0$Build-2</meta:generator>
    <meta:document-statistic meta:table-count="13" meta:cell-count="2219" meta:object-count="0"/>
  </office:meta>
</office:document-meta>
</file>